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99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onfig</text:p>
      <text:p text:style-name="P1">mkdir venish</text:p>
      <text:p text:style-name="P1">cd venish</text:p>
      <text:p text:style-name="P1">hadoop fs -mkdir /Venish</text:p>
      <text:p text:style-name="P1">hadoop fs -copyFromLocal /home/edureka/Desktop/venish /Venish</text:p>
      <text:p text:style-name="P1">cd ..</text:p>
      <text:p text:style-name="P1">hadoop jar hadoop-mapreduce-examples-2.2.0.jar </text:p>
      <text:p text:style-name="P1">hadoop jar hadoop-mapreduce-examples-2.2.0.jar wordcount /Venish/venish /Venish/Count</text:p>
      <text:p text:style-name="P1"><text:s/>hadoop jar hadoop-mapreduce-examples-2.2.0.jar wordmean /Venish/venish /Venish/Mean</text:p>
      <text:p text:style-name="P1"><text:s/>hadoop jar hadoop-mapreduce-examples-2.2.0.jar wordmedian /Venish/venish /Venish/Median</text:p>
      <text:p text:style-name="P1">hadoop jar hadoop-mapreduce-examples-2.2.0.jar wordstandarddeviation /Venish/venish /Venish/SD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9-06T08:56:17</meta:creation-date>
    <dc:date>2022-09-06T08:57:15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11" meta:word-count="43" meta:character-count="528" meta:non-whitespace-character-count="482"/>
    <meta:generator>LibreOffice/4.0.4.2$Linux_x86 LibreOffice_project/400m0$Build-2</meta:generator>
  </office:meta>
</office:document-meta>
</file>